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style:tab-stops>
          <style:tab-stop style:position="15.78cm"/>
        </style:tab-stops>
      </style:paragraph-properties>
      <style:text-properties fo:language="en" fo:country="US"/>
    </style:style>
    <style:style style:name="P4" style:family="paragraph" style:parent-style-name="Standard">
      <style:paragraph-properties>
        <style:tab-stops>
          <style:tab-stop style:position="15.78cm"/>
        </style:tab-stops>
      </style:paragraph-properties>
      <style:text-properties fo:language="en" fo:country="US" fo:font-weight="bold" style:font-weight-asian="bold" style:font-weight-complex="bold"/>
    </style:style>
    <style:style style:name="P5" style:family="paragraph" style:parent-style-name="Standard" style:list-style-name="L2">
      <style:paragraph-properties>
        <style:tab-stops>
          <style:tab-stop style:position="15.78cm"/>
        </style:tab-stops>
      </style:paragraph-properties>
      <style:text-properties fo:language="en" fo:country="US"/>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weight="normal" style:font-weight-asian="normal" style:font-weight-complex="normal"/>
    </style:style>
    <style:style style:name="T4" style:family="text">
      <style:text-properties fo:background-color="transpar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iling lists meet the Semantic Web</text:h>
      <text:p text:style-name="P2">Good morning.</text:p>
      <text:p text:style-name="P2"/>
      <text:p text:style-name="P2"><text:span text:style-name="T1">My name is</text:span> Diego Berrueta and I'm going to tell you about a project called “SWAML”, which has been developed at CTIC Foundation and the University of Oviedo, both of them located in the North of Spain. This project is about a new way to publish e-mail messages on the web.</text:p>
      <text:p text:style-name="P2"/>
      <text:p text:style-name="P2">Everybody here know<text:span text:style-name="T2">s</text:span> what e-mail is, and we also know what the web is. And they are different things, that run <text:span text:style-name="T1">on top of different protocols</text:span>. On one hand, e-mail uses SMTP and e-mail addresses; on the other hand, the web uses HTTP and URLs. It is true that, to ease user's pain, we sometimes blend the barrier. For instance, there are webmails, which are web-based wrappers for e-mail protocols. But in general, we cannot say that a web browser is also a suitable or even a valid e-mail client.</text:p>
      <text:p text:style-name="P2"/>
      <text:p text:style-name="P2">Nowadays, we all talk about the “social web”, wikis and blogs. But even before the social web, there were <text:span text:style-name="T1">mailing lists</text:span><text:span text:style-name="T3">. If you like to use fancy labels, we can call them “</text:span>the social e-mail”. There is a huge amount of knowledge and people involved in mailing lists, and they <text:span text:style-name="T2">show up</text:span> in the web through pages like this one.</text:p>
      <text:p text:style-name="P2"/>
      <text:p text:style-name="P2">This is what we call “an HTML-version of the mailing lists archives”, which is simply a mail message extracted from a mailing list, <text:span text:style-name="T1">rendered into HTML</text:span> markup and linked to other messages. There are millions of pages like this one on the web, and that's a good thing, because they allow us to read the messages using our web browsers, without being subscribed to the mailing list at the time the message was posted. Furthermore, web spiders can also fetch these pages and therefore, it is pretty common to find some pointers to pages like this among the first results of any query in Google, for example.</text:p>
      <text:p text:style-name="P2"/>
      <text:p text:style-name="P3">However, from the user's perspective, this is <text:span text:style-name="T1">far from an optimal</text:span> solution. When I reach a page like this one, I have pretty limited options to interact with it. For instance, I cannot sort the messages, or filter them, or group them <text:span text:style-name="T4">using my own rules</text:span>. In terms of usability and features, there is a huge leap between using a mail client to read a mailing list and using a web browser.</text:p>
      <text:p text:style-name="P3"/>
      <text:p text:style-name="P4">So, what's the problem?</text:p>
      <text:p text:style-name="P3"/>
      <text:p text:style-name="P3">From our point of view, the root of the problem <text:span text:style-name="T1">can be traced back</text:span> to the scripts that translate e-mails into static HTML pages. During this process, part of the information is lost, because HTML is a format suited for visual presentation, but without semantics. In other words, when some data such as the author or the subject of a message is rendered into HTML, it becomes human-readable, but it is no longer machine-readable.</text:p>
      <text:p text:style-name="P3"/>
      <text:p text:style-name="P3">This is how a e-mail message looks like when it travels through the network. It has two different sections. The first one contains the <text:span text:style-name="T1">headers</text:span>, which are pairs (key, value). The second one contains the body, the actual message. Mail clients can read these headers and therefore they can summarize the information, or sort the messages by date, or automatically apply rules to classify them into folders. By the way, mail clients usually store messages in the disk by simply appending sequences of messages into a single file. This is what we call “a mailbox”.</text:p>
      <text:p text:style-name="P3"/>
      <text:p text:style-name="P3">Enter the Semantic Web. We argue that e-mail messages may be published on the web using <text:span text:style-name="T1">RDF</text:span> in addition to HTML, so all the metadata can be preserved. In order to do so, <text:span text:style-name="T3">we need two things: </text:span><text:span text:style-name="T1">an ontology</text:span> to describe mailing lists, <text:span text:style-name="T1">and a tool</text:span> that transforms mailboxes into RDF graphs.</text:p>
      <text:p text:style-name="P3"/>
      <text:p text:style-name="P3">Let's start by talking about the ontology. <text:span text:style-name="T1">SIOC</text:span> is an ontology which is being actively developed by DERI Galway (Ireland). It aims to describe any kind of online community, and it has been successfully applied to weblogs and other sites of the so called “social web”. The main classes and properties of SIOC are shown in this picture.</text:p>
      <text:p text:style-name="P3"/>
      <text:p text:style-name="P3"><text:span text:style-name="T1">Mailing lists fit</text:span> very well into this framework, so we re-used the most important classes and properties of SIOC. Then, each mailing list becomes an instance of Forum, and each message becomes an instance of Post. Actually, we added two new properties to make explicit the chronological order of the messages.</text:p>
      <text:p text:style-name="P3"/>
      <text:p text:style-name="P3">We also built <text:span text:style-name="T1">two software applications</text:span>.</text:p>
      <text:p text:style-name="P3"/>
      <text:p text:style-name="P3">The first of them, which we call “<text:span text:style-name="T1">SWAML</text:span>”, is a Python script that reads mailbox files, extracts the messages and outputs the information as instances of the SIOC ontology in RDF. The trickiest part of SWAML is how to assign a URI to each message. At a first glance, the headers of the messages contain a “Message-Id” field, which value is supposed to be unique. However, in practice it is possible to find two different messages with the same Id, so we discarded this field. Instead, we used a simple schema to create URIs based on the position of the message within the sequence. By giving an URI to each message, we can make references to it. This is important to preserve the “in-reply-to” relationships between messages.</text:p>
      <text:p text:style-name="P3"/>
      <text:p text:style-name="P3">This is a sample RDF graph created by SWAML. You can see here how the SIOC ontology is used to specify the type of each resource, and the SIOC properties link them together. Dublin Core is also used for properties such as the date of the message. SWAML serializes this graph as several small RDF files, which can be then published in a web server.</text:p>
      <text:p text:style-name="P3"/>
      <text:p text:style-name="P3">The second application, “<text:span text:style-name="T1">Buxon</text:span>”, is a graphical user interface for the desktop, quite similar to a conventional e-mail client, such as Outlook. The difference here is that, instead of reading a mailbox file stored in the local hard disk, Buxon fetches the data from the web. The data might be scattered in small, distributed RDF files, which are retrieved on demand. Buxon has some features that are common in mail clients, such as the ability to sort the messages, but it also offers a generic SPARQL interface, so it is really powerful, and the best part of it is that it sits on top of Semantic Web standards. Thanks to Buxon, it is no longer necessary to be subscribed to a mailing list in order to read the messages comfortably. Furthermore, Buxon can be used to read any SIOC forum, so it is not limited to mailing lists, and can be also used with wikis and blogs.</text:p>
      <text:p text:style-name="P3"/>
      <text:p text:style-name="P3">This is <text:span text:style-name="T1">the whole picture</text:span>. The software that is used to dispatch messages of a mailing list, like “mailman”, stores the archives into a mailbox. Currently, there are some scripts that read the mailbox and render each message as a separate HTML file, while at the same time, they create indexes. SWAML can sit in parallel to read the mailbox and provide the RDF descriptions of the messages. On the client-side, users can point Buxon to an URL, and Buxon will fetch the RDF data and reconstruct the structure of the conversations.</text:p>
      <text:p text:style-name="P3"/>
      <text:p text:style-name="P3">In a sense, SWAML and Buxon play the role of the producer and the consumer of the information. However, representing the information of e-mail messages in RDF also opens the door to other <text:span text:style-name="T1">new interesting opportunities</text:span>.</text:p>
      <text:p text:style-name="P3"/>
      <text:p text:style-name="P3">For instance, we have developed a script that matches the subscribers of a mailing list with their FOAF descriptions using their e-mail addresses. Obviously, in order to perform this matching, we need a database of FOAF descriptions, which is something that is not part of this project. The important point here is that, using this tool, we can execute a SPARQL query to plot the location of the subscribers of a given mailing list on a <text:span text:style-name="T1">map</text:span>, along with their pictures, as in the example.</text:p>
      <text:p text:style-name="P3"/>
      <text:p text:style-name="P3">Another benefit of having semantic descriptions of the archives it the ability to recognize exact copies of the messages. The HTML archives of some mailing lists are sometimes mirrored in several web servers. Unfortunately, the spiders of Google and Yahoo cannot recognize that the copies are, in fact, the same, and it is not unusual that these mirrors appear as repeated results when using these search engines. The semantic description of the messages makes it possible to reduce the noise in the search results by <text:span text:style-name="T1">ignoring mirrors and cross-postings</text:span>. However, so far we don't have written any software to proof this.</text:p>
      <text:p text:style-name="P3"/>
      <text:p text:style-name="P3">We have plans to extend our work in <text:span text:style-name="T1">new directions</text:span>.</text:p>
      <text:list text:style-name="L2">
        <text:list-item>
          <text:p text:style-name="P5">In the first place, we would like to use RDFa so the RDF can be embedded inside HTML pages. By doing so, and then modifying the most popular current scripts that generate HTML pages, we hope that we can boost the adoption of our ideas.</text:p>
        </text:list-item>
        <text:list-item>
          <text:p text:style-name="P5">Another path we would like to explore is to be able to read POP accounts (for instance, GMail accounts), so this technology could be used also for personal e-mail.</text:p>
        </text:list-item>
        <text:list-item>
          <text:p text:style-name="P5">Finally, we are also looking forward to developing an SPARQL endpoint in the server-side. This would enable to be more efficient and to transfer just the required data through the wire.</text:p>
        </text:list-item>
      </text:list>
      <text:p text:style-name="P3"/>
      <text:p text:style-name="P3"><text:span text:style-name="T1">Concluding</text:span>, up to now, e-mail and mailing lists were almost excluded from the web, and they lived in a different digital world. We think that our work, in combination with the generic SIOC framework, closes this gap. For the first time, it is possible to refer to a semantic version of an e-mail message using an URI, and to link these data in the Semantic Web.</text:p>
      <text:p text:style-name="P3"/>
      <text:p text:style-name="P3">If we put these things in context, we can proudly say that we are making available on the Semantic Web an incredibly wide and deep knowledge base that has been collaboratively built over the last years by millions of people. This knowledge now becomes available to be queried and referred to using standard web protocols.</text:p>
      <text:p text:style-name="P3"/>
      <text:p text:style-name="P3"><text:span text:style-name="T1">Thank you for your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21T13:21:44</meta:creation-date>
    <dc:creator>Diego Berrueta</dc:creator>
    <dc:date>2007-04-24T19:20:09</dc:date>
    <meta:printed-by>Diego Berrueta</meta:printed-by>
    <meta:print-date>2007-04-24T18:18:31</meta:print-date>
    <dc:language>es-ES</dc:language>
    <meta:editing-cycles>100</meta:editing-cycles>
    <meta:editing-duration>PT8H38M25S</meta:editing-duration>
    <meta:user-defined meta:name="Info 1"/>
    <meta:user-defined meta:name="Info 2"/>
    <meta:user-defined meta:name="Info 3"/>
    <meta:user-defined meta:name="Info 4"/>
    <meta:document-statistic meta:table-count="0" meta:image-count="0" meta:object-count="0" meta:page-count="4" meta:paragraph-count="28" meta:word-count="1659" meta:character-count="9240"/>
  </office:meta>
</office:document-meta>
</file>